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ale" style:family="paragraph">
      <style:paragraph-properties fo:text-align="start"/>
    </style:style>
    <style:style style:name="P3" style:parent-style-name="Normale" style:family="paragraph">
      <style:paragraph-properties fo:text-align="start"/>
    </style:style>
    <style:style style:name="P4" style:parent-style-name="Normale" style:family="paragraph">
      <style:paragraph-properties fo:text-align="start"/>
    </style:style>
    <style:style style:name="P5" style:parent-style-name="Normale" style:family="paragraph">
      <style:text-properties style:font-name-asian="Times New Roman"/>
    </style:style>
    <style:style style:name="P6" style:parent-style-name="Normale" style:family="paragraph">
      <style:text-properties style:font-name-asian="Times New Roman"/>
    </style:style>
    <style:style style:name="T7" style:parent-style-name="Car.predefinitoparagrafo" style:family="text">
      <style:text-properties style:font-name-asian="Times New Roman"/>
    </style:style>
    <style:style style:name="T8" style:parent-style-name="Car.predefinitoparagrafo" style:family="text">
      <style:text-properties style:font-name-asian="Times New Roman"/>
    </style:style>
    <style:style style:name="T9" style:parent-style-name="Car.predefinitoparagrafo" style:family="text">
      <style:text-properties style:font-name-asian="Times New Roman"/>
    </style:style>
    <style:style style:name="P10" style:parent-style-name="Normale" style:family="paragraph">
      <style:text-properties style:font-name-asian="Times New Roman" fo:font-size="10pt" style:font-size-asian="10pt" style:font-size-complex="10pt"/>
    </style:style>
    <style:style style:name="T11" style:parent-style-name="Car.predefinitoparagrafo" style:family="text">
      <style:text-properties style:font-name-asian="Times New Roman" fo:font-size="10pt" style:font-size-asian="10pt" style:font-size-complex="10pt"/>
    </style:style>
    <style:style style:name="P12" style:parent-style-name="Normale" style:family="paragraph">
      <style:text-properties style:font-name-asian="Times New Roman" fo:font-size="10pt" style:font-size-asian="10pt" style:font-size-complex="10pt"/>
    </style:style>
    <style:style style:name="T13" style:parent-style-name="Car.predefinitoparagrafo" style:family="text">
      <style:text-properties style:font-name-asian="Times New Roman" fo:font-style="italic" style:font-style-asian="italic" style:font-style-complex="italic"/>
    </style:style>
    <style:style style:name="T14" style:parent-style-name="Car.predefinitoparagrafo" style:family="text">
      <style:text-properties style:font-name-asian="Times New Roman"/>
    </style:style>
    <style:style style:name="T15" style:parent-style-name="Car.predefinitoparagrafo" style:family="text">
      <style:text-properties style:font-name-asian="Times New Roman"/>
    </style:style>
    <style:style style:name="T16" style:parent-style-name="Car.predefinitoparagrafo" style:family="text">
      <style:text-properties style:font-name-asian="Times New Roman"/>
    </style:style>
    <style:style style:name="T17" style:parent-style-name="Car.predefinitoparagrafo" style:family="text">
      <style:text-properties style:font-name-asian="Times New Roman"/>
    </style:style>
    <style:style style:name="P18" style:parent-style-name="Normale" style:family="paragraph">
      <style:text-properties style:font-name-asian="Times New Roman" fo:font-size="10pt" style:font-size-asian="10pt" style:font-size-complex="10pt"/>
    </style:style>
    <style:style style:name="P19" style:parent-style-name="Normale" style:family="paragraph">
      <style:paragraph-properties fo:text-align="start"/>
    </style:style>
    <style:style style:name="P20" style:parent-style-name="Normale" style:family="paragraph">
      <style:paragraph-properties fo:text-align="start"/>
    </style:style>
    <style:style style:name="P21" style:parent-style-name="Normale" style:family="paragraph">
      <style:paragraph-properties fo:text-align="start"/>
    </style:style>
    <style:style style:name="P22" style:parent-style-name="Normale" style:family="paragraph">
      <style:paragraph-properties fo:text-align="start"/>
    </style:style>
    <style:style style:name="P23" style:parent-style-name="Normale" style:family="paragraph">
      <style:paragraph-properties fo:text-align="start"/>
    </style:style>
    <style:style style:name="P24" style:parent-style-name="Normale" style:family="paragraph">
      <style:paragraph-properties fo:text-align="start"/>
    </style:style>
    <style:style style:name="P25" style:parent-style-name="Normale" style:family="paragraph">
      <style:paragraph-properties fo:text-align="start"/>
    </style:style>
    <style:style style:name="P26" style:parent-style-name="Normale" style:family="paragraph">
      <style:text-properties fo:font-size="10pt" style:font-size-asian="10pt" style:font-size-complex="10pt"/>
    </style:style>
    <style:style style:name="P27" style:parent-style-name="Normale" style:family="paragraph">
      <style:text-properties style:font-name-asian="Times New Roman"/>
    </style:style>
    <style:style style:name="T28" style:parent-style-name="Car.predefinitoparagrafo" style:family="text">
      <style:text-properties style:font-name-asian="Times New Roman" fo:font-style="italic" style:font-style-asian="italic" style:font-style-complex="italic"/>
    </style:style>
    <style:style style:name="T29" style:parent-style-name="Car.predefinitoparagrafo" style:family="text">
      <style:text-properties style:font-name-asian="Times New Roman"/>
    </style:style>
    <style:style style:name="T30" style:parent-style-name="Car.predefinitoparagrafo" style:family="text">
      <style:text-properties style:font-name-asian="Times New Roman"/>
    </style:style>
    <style:style style:name="T31" style:parent-style-name="Car.predefinitoparagrafo" style:family="text">
      <style:text-properties style:font-name-asian="Times New Roman"/>
    </style:style>
    <style:style style:name="T32" style:parent-style-name="Car.predefinitoparagrafo" style:family="text">
      <style:text-properties style:font-name-asian="Times New Roman"/>
    </style:style>
    <style:style style:name="P33" style:parent-style-name="Normale" style:family="paragraph">
      <style:text-properties style:font-name-asian="Times New Roman"/>
    </style:style>
    <style:style style:name="P34" style:parent-style-name="Normale" style:family="paragraph">
      <style:paragraph-properties fo:text-align="start"/>
    </style:style>
    <style:style style:name="P35" style:parent-style-name="Normale" style:family="paragraph">
      <style:paragraph-properties fo:text-align="start"/>
    </style:style>
    <style:style style:name="P36" style:parent-style-name="Normale" style:family="paragraph">
      <style:paragraph-properties fo:text-align="start"/>
    </style:style>
    <style:style style:name="P37" style:parent-style-name="Normale" style:family="paragraph">
      <style:paragraph-properties fo:text-align="start"/>
    </style:style>
    <style:style style:name="P38" style:parent-style-name="Normale" style:family="paragraph">
      <style:text-properties fo:font-size="10pt" style:font-size-asian="10pt" style:font-size-complex="10pt"/>
    </style:style>
    <style:style style:name="P39" style:parent-style-name="Normale" style:family="paragraph">
      <style:text-properties style:font-name-asian="Times New Roman"/>
    </style:style>
    <style:style style:name="T40" style:parent-style-name="Car.predefinitoparagrafo" style:family="text">
      <style:text-properties style:font-name-asian="Times New Roman" fo:font-style="italic" style:font-style-asian="italic" style:font-style-complex="italic"/>
    </style:style>
    <style:style style:name="T41" style:parent-style-name="Car.predefinitoparagrafo" style:family="text">
      <style:text-properties style:font-name-asian="Times New Roman"/>
    </style:style>
    <style:style style:name="T42" style:parent-style-name="Car.predefinitoparagrafo" style:family="text">
      <style:text-properties style:font-name-asian="Times New Roman"/>
    </style:style>
    <style:style style:name="T43" style:parent-style-name="Car.predefinitoparagrafo" style:family="text">
      <style:text-properties style:font-name-asian="Times New Roman"/>
    </style:style>
    <style:style style:name="P44" style:parent-style-name="Normale" style:family="paragraph">
      <style:paragraph-properties fo:text-align="start"/>
    </style:style>
    <style:style style:name="P45" style:parent-style-name="Normale" style:family="paragraph">
      <style:paragraph-properties fo:text-align="start"/>
    </style:style>
    <style:style style:name="P46" style:parent-style-name="Normale" style:family="paragraph">
      <style:paragraph-properties fo:text-align="start"/>
    </style:style>
    <style:style style:name="P47" style:parent-style-name="Normale" style:family="paragraph">
      <style:text-properties style:font-name-asian="Times New Roman"/>
    </style:style>
    <style:style style:name="P48" style:parent-style-name="Normale" style:family="paragraph">
      <style:text-properties style:font-name-asian="Times New Roman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  <style:style style:family="graphic" style:name="a30">
      <style:graphic-properties style:vertical-pos="middle"/>
    </style:style>
    <style:style style:family="graphic" style:name="a31">
      <style:graphic-properties style:vertical-pos="middle"/>
    </style:style>
    <style:style style:family="graphic" style:name="a32">
      <style:graphic-properties style:vertical-pos="middle"/>
    </style:style>
    <style:style style:family="graphic" style:name="a33">
      <style:graphic-properties style:vertical-pos="middle"/>
    </style:style>
    <style:style style:family="graphic" style:name="a34">
      <style:graphic-properties style:vertical-pos="middle"/>
    </style:style>
  </office:automatic-styles>
  <office:body>
    <office:text text:use-soft-page-breaks="true">
      <text:p text:style-name="P1">Analisi Esatta di Joseph e Pandya</text:p>
      <text:p text:style-name="Normale"/>
      <text:p text:style-name="Normale">Dati dei processi:</text:p>
      <text:p text:style-name="P2"><draw:frame draw:style-name="a0" text:anchor-type="as-char" svg:x="0in" svg:y="0in" svg:width="0.77083in" svg:height="0.1875in" style:rel-width="scale" style:rel-height="scale"><draw:object xlink:href="Object 1/" xlink:type="simple" xlink:show="embed" xlink:actuate="onLoad"/></draw:frame></text:p>
      <text:p text:style-name="P3"><draw:frame draw:style-name="a1" text:anchor-type="as-char" svg:x="0in" svg:y="0in" svg:width="0.78125in" svg:height="0.1875in" style:rel-width="scale" style:rel-height="scale"><draw:object xlink:href="Object 2/" xlink:type="simple" xlink:show="embed" xlink:actuate="onLoad"/></draw:frame></text:p>
      <text:p text:style-name="P4"><draw:frame draw:style-name="a2" text:anchor-type="as-char" svg:x="0in" svg:y="0in" svg:width="0.94792in" svg:height="0.1875in" style:rel-width="scale" style:rel-height="scale"><draw:object xlink:href="Object 3/" xlink:type="simple" xlink:show="embed" xlink:actuate="onLoad"/></draw:frame></text:p>
      <text:p text:style-name="P5"/>
      <text:p text:style-name="P6">Priorità dei processi:</text:p>
      <text:p text:style-name="Normale"><draw:frame draw:style-name="a3" text:anchor-type="as-char" svg:x="0in" svg:y="0in" svg:width="1.32292in" svg:height="0.375in" style:rel-width="scale" style:rel-height="scale"><draw:object xlink:href="Object 4/" xlink:type="simple" xlink:show="embed" xlink:actuate="onLoad"/></draw:frame><text:span text:style-name="T7"><text:s/></text:span></text:p>
      <text:p text:style-name="Normale"><draw:frame draw:style-name="a4" text:anchor-type="as-char" svg:x="0in" svg:y="0in" svg:width="1.40625in" svg:height="0.375in" style:rel-width="scale" style:rel-height="scale"><draw:object xlink:href="Object 5/" xlink:type="simple" xlink:show="embed" xlink:actuate="onLoad"/></draw:frame><text:span text:style-name="T8"><text:s/></text:span></text:p>
      <text:p text:style-name="Normale"><draw:frame draw:style-name="a5" text:anchor-type="as-char" svg:x="0in" svg:y="0in" svg:width="1.66667in" svg:height="0.375in" style:rel-width="scale" style:rel-height="scale"><draw:object xlink:href="Object 6/" xlink:type="simple" xlink:show="embed" xlink:actuate="onLoad"/></draw:frame><text:span text:style-name="T9"><text:s/></text:span></text:p>
      <text:p text:style-name="P10"/>
      <text:p text:style-name="Normale"><text:span text:style-name="T11">Quindi <text:s/></text:span><draw:frame draw:style-name="a6" text:anchor-type="as-char" svg:x="0in" svg:y="0in" svg:width="1.07292in" svg:height="0.20833in" style:rel-width="scale" style:rel-height="scale"><draw:object xlink:href="Object 7/" xlink:type="simple" xlink:show="embed" xlink:actuate="onLoad"/></draw:frame></text:p>
      <text:p text:style-name="Normale"/>
      <text:p text:style-name="P12"/>
      <text:p text:style-name="Normale"><text:span text:style-name="T13">Equazione di ricorrenza del processo<text:s/></text:span><draw:frame draw:style-name="a7" text:anchor-type="as-char" svg:x="0in" svg:y="0in" svg:width="0.1875in" svg:height="0.1875in" style:rel-width="scale" style:rel-height="scale"><draw:object xlink:href="Object 8/" xlink:type="simple" xlink:show="embed" xlink:actuate="onLoad"/></draw:frame></text:p>
      <text:p text:style-name="Normale"><text:span text:style-name="T14">Il suo high-priority set hp(</text:span><draw:frame draw:style-name="a8" text:anchor-type="as-char" svg:x="0in" svg:y="0in" svg:width="0.20833in" svg:height="0.1875in" style:rel-width="scale" style:rel-height="scale"><draw:object xlink:href="Object 9/" xlink:type="simple" xlink:show="embed" xlink:actuate="onLoad"/></draw:frame><text:span text:style-name="T15"><text:s/>è costituito dai processi<text:s/></text:span><draw:frame draw:style-name="a9" text:anchor-type="as-char" svg:x="0in" svg:y="0in" svg:width="0.4375in" svg:height="0.1875in" style:rel-width="scale" style:rel-height="scale"><draw:object xlink:href="Object 10/" xlink:type="simple" xlink:show="embed" xlink:actuate="onLoad"/></draw:frame><text:span text:style-name="T16">, entrambi caratterizzati da un valore di<text:s/></text:span><text:span text:style-name="T17">priorità più elevato.</text:span></text:p>
      <text:p text:style-name="P18"/>
      <text:p text:style-name="P19"><draw:frame draw:style-name="a10" text:anchor-type="as-char" svg:x="0in" svg:y="0in" svg:width="0.41667in" svg:height="0.16667in" style:rel-width="scale" style:rel-height="scale"><draw:object xlink:href="Object 11/" xlink:type="simple" xlink:show="embed" xlink:actuate="onLoad"/></draw:frame></text:p>
      <text:p text:style-name="P20"><draw:frame draw:style-name="a11" text:anchor-type="as-char" svg:x="0in" svg:y="0in" svg:width="0.72917in" svg:height="0.16667in" style:rel-width="scale" style:rel-height="scale"><draw:object xlink:href="Object 12/" xlink:type="simple" xlink:show="embed" xlink:actuate="onLoad"/></draw:frame></text:p>
      <text:p text:style-name="P21"><draw:frame draw:style-name="a12" text:anchor-type="as-char" svg:x="0in" svg:y="0in" svg:width="6.16667in" svg:height="0.375in" style:rel-width="scale" style:rel-height="scale"><draw:object xlink:href="Object 13/" xlink:type="simple" xlink:show="embed" xlink:actuate="onLoad"/></draw:frame></text:p>
      <text:p text:style-name="P22"><draw:frame draw:style-name="a13" text:anchor-type="as-char" svg:x="0in" svg:y="0in" svg:width="5.98958in" svg:height="0.375in" style:rel-width="scale" style:rel-height="scale"><draw:object xlink:href="Object 14/" xlink:type="simple" xlink:show="embed" xlink:actuate="onLoad"/></draw:frame></text:p>
      <text:p text:style-name="P23"><draw:frame draw:style-name="a14" text:anchor-type="as-char" svg:x="0in" svg:y="0in" svg:width="6.21875in" svg:height="0.375in" style:rel-width="scale" style:rel-height="scale"><draw:object xlink:href="Object 15/" xlink:type="simple" xlink:show="embed" xlink:actuate="onLoad"/></draw:frame></text:p>
      <text:p text:style-name="P24"><draw:frame draw:style-name="a15" text:anchor-type="as-char" svg:x="0in" svg:y="0in" svg:width="6.40625in" svg:height="0.375in" style:rel-width="scale" style:rel-height="scale"><draw:object xlink:href="Object 16/" xlink:type="simple" xlink:show="embed" xlink:actuate="onLoad"/></draw:frame></text:p>
      <text:p text:style-name="P25"><draw:frame draw:style-name="a16" text:anchor-type="as-char" svg:x="0in" svg:y="0in" svg:width="6.47917in" svg:height="0.38542in" style:rel-width="scale" style:rel-height="scale"><draw:object xlink:href="Object 17/" xlink:type="simple" xlink:show="embed" xlink:actuate="onLoad"/></draw:frame></text:p>
      <text:p text:style-name="P26"/>
      <text:p text:style-name="Normale">La relazione<text:s/><draw:frame draw:style-name="a17" text:anchor-type="as-char" svg:x="0in" svg:y="0in" svg:width="0.53125in" svg:height="0.1875in" style:rel-width="scale" style:rel-height="scale"><draw:object xlink:href="Object 18/" xlink:type="simple" xlink:show="embed" xlink:actuate="onLoad"/></draw:frame><text:s/>è rispettata (<draw:frame draw:style-name="a18" text:anchor-type="as-char" svg:x="0in" svg:y="0in" svg:width="0.60417in" svg:height="0.1875in" style:rel-width="scale" style:rel-height="scale"><draw:object xlink:href="Object 19/" xlink:type="simple" xlink:show="embed" xlink:actuate="onLoad"/></draw:frame>.</text:p>
      <text:p text:style-name="P27"/>
      <text:soft-page-break/>
      <text:p text:style-name="Normale"><text:span text:style-name="T28">Equazione di ricorrenza del processo<text:s/></text:span><draw:frame draw:style-name="a19" text:anchor-type="as-char" svg:x="0in" svg:y="0in" svg:width="0.14583in" svg:height="0.1875in" style:rel-width="scale" style:rel-height="scale"><draw:object xlink:href="Object 20/" xlink:type="simple" xlink:show="embed" xlink:actuate="onLoad"/></draw:frame><text:span text:style-name="T29">:</text:span></text:p>
      <text:p text:style-name="Normale"><text:span text:style-name="T30">Il suo high-priority set hp(</text:span><draw:frame draw:style-name="a20" text:anchor-type="as-char" svg:x="0in" svg:y="0in" svg:width="0.20833in" svg:height="0.1875in" style:rel-width="scale" style:rel-height="scale"><draw:object xlink:href="Object 21/" xlink:type="simple" xlink:show="embed" xlink:actuate="onLoad"/></draw:frame><text:span text:style-name="T31"><text:s/>è costituito dal processo<text:s/></text:span><draw:frame draw:style-name="a21" text:anchor-type="as-char" svg:x="0in" svg:y="0in" svg:width="0.14583in" svg:height="0.1875in" style:rel-width="scale" style:rel-height="scale"><draw:object xlink:href="Object 22/" xlink:type="simple" xlink:show="embed" xlink:actuate="onLoad"/></draw:frame><text:span text:style-name="T32">.</text:span></text:p>
      <text:p text:style-name="P33"/>
      <text:p text:style-name="P34"><draw:frame draw:style-name="a22" text:anchor-type="as-char" svg:x="0in" svg:y="0in" svg:width="0.45833in" svg:height="0.1875in" style:rel-width="scale" style:rel-height="scale"><draw:object xlink:href="Object 23/" xlink:type="simple" xlink:show="embed" xlink:actuate="onLoad"/></draw:frame></text:p>
      <text:p text:style-name="P35"><draw:frame draw:style-name="a23" text:anchor-type="as-char" svg:x="0in" svg:y="0in" svg:width="0.80208in" svg:height="0.1875in" style:rel-width="scale" style:rel-height="scale"><draw:object xlink:href="Object 24/" xlink:type="simple" xlink:show="embed" xlink:actuate="onLoad"/></draw:frame></text:p>
      <text:p text:style-name="P36"><draw:frame draw:style-name="a24" text:anchor-type="as-char" svg:x="0in" svg:y="0in" svg:width="4.1875in" svg:height="0.41667in" style:rel-width="scale" style:rel-height="scale"><draw:object xlink:href="Object 25/" xlink:type="simple" xlink:show="embed" xlink:actuate="onLoad"/></draw:frame></text:p>
      <text:p text:style-name="P37"><draw:frame draw:style-name="a25" text:anchor-type="as-char" svg:x="0in" svg:y="0in" svg:width="4.36458in" svg:height="0.41667in" style:rel-width="scale" style:rel-height="scale"><draw:object xlink:href="Object 26/" xlink:type="simple" xlink:show="embed" xlink:actuate="onLoad"/></draw:frame></text:p>
      <text:p text:style-name="P38"/>
      <text:p text:style-name="Normale">La relazione<text:s/><draw:frame draw:style-name="a26" text:anchor-type="as-char" svg:x="0in" svg:y="0in" svg:width="0.52083in" svg:height="0.1875in" style:rel-width="scale" style:rel-height="scale"><draw:object xlink:href="Object 27/" xlink:type="simple" xlink:show="embed" xlink:actuate="onLoad"/></draw:frame><text:s/>è rispettata (<draw:frame draw:style-name="a27" text:anchor-type="as-char" svg:x="0in" svg:y="0in" svg:width="0.51042in" svg:height="0.1875in" style:rel-width="scale" style:rel-height="scale"><draw:object xlink:href="Object 28/" xlink:type="simple" xlink:show="embed" xlink:actuate="onLoad"/></draw:frame>.</text:p>
      <text:p text:style-name="P39"/>
      <text:p text:style-name="Normale"><text:span text:style-name="T40">Equazione di ricorrenza del processo<text:s/></text:span><draw:frame draw:style-name="a28" text:anchor-type="as-char" svg:x="0in" svg:y="0in" svg:width="0.1875in" svg:height="0.1875in" style:rel-width="scale" style:rel-height="scale"><draw:object xlink:href="Object 29/" xlink:type="simple" xlink:show="embed" xlink:actuate="onLoad"/></draw:frame></text:p>
      <text:p text:style-name="Normale"><text:span text:style-name="T41">Il suo<text:s/></text:span><text:span text:style-name="T42">high-priority set hp(</text:span><draw:frame draw:style-name="a29" text:anchor-type="as-char" svg:x="0in" svg:y="0in" svg:width="0.20833in" svg:height="0.1875in" style:rel-width="scale" style:rel-height="scale"><draw:object xlink:href="Object 30/" xlink:type="simple" xlink:show="embed" xlink:actuate="onLoad"/></draw:frame><text:span text:style-name="T43"><text:s/>è vuoto perché il processo a maggiore priorità.</text:span></text:p>
      <text:p text:style-name="P44"><draw:frame draw:style-name="a30" text:anchor-type="as-char" svg:x="0in" svg:y="0in" svg:width="0.45833in" svg:height="0.1875in" style:rel-width="scale" style:rel-height="scale"><draw:object xlink:href="Object 31/" xlink:type="simple" xlink:show="embed" xlink:actuate="onLoad"/></draw:frame></text:p>
      <text:p text:style-name="P45"><draw:frame draw:style-name="a31" text:anchor-type="as-char" svg:x="0in" svg:y="0in" svg:width="0.80208in" svg:height="0.1875in" style:rel-width="scale" style:rel-height="scale"><draw:object xlink:href="Object 32/" xlink:type="simple" xlink:show="embed" xlink:actuate="onLoad"/></draw:frame></text:p>
      <text:p text:style-name="P46"><draw:frame draw:style-name="a32" text:anchor-type="as-char" svg:x="0in" svg:y="0in" svg:width="0.8125in" svg:height="0.1875in" style:rel-width="scale" style:rel-height="scale"><draw:object xlink:href="Object 33/" xlink:type="simple" xlink:show="embed" xlink:actuate="onLoad"/></draw:frame></text:p>
      <text:p text:style-name="P47">E così via…</text:p>
      <text:p text:style-name="P48"/>
      <text:p text:style-name="Normale">La relazione<text:s/><draw:frame draw:style-name="a33" text:anchor-type="as-char" svg:x="0in" svg:y="0in" svg:width="0.53125in" svg:height="0.1875in" style:rel-width="scale" style:rel-height="scale"><draw:object xlink:href="Object 34/" xlink:type="simple" xlink:show="embed" xlink:actuate="onLoad"/></draw:frame><text:s/>è rispettata (<draw:frame draw:style-name="a34" text:anchor-type="as-char" svg:x="0in" svg:y="0in" svg:width="0.51042in" svg:height="0.1875in" style:rel-width="scale" style:rel-height="scale"><draw:object xlink:href="Object 35/" xlink:type="simple" xlink:show="embed" xlink:actuate="onLoad"/></draw:frame>.</text:p>
      <text:p text:style-name="Normale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estosegnaposto" style:display-name="Testo segnaposto" style:family="text" style:parent-style-name="Car.predefinitoparagrafo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VONNE RIZZUTO</meta:initial-creator>
    <dc:creator>IVONNE RIZZUTO</dc:creator>
    <meta:creation-date>2022-03-22T10:48:00Z</meta:creation-date>
    <dc:date>2022-03-24T12:11:00Z</dc:date>
    <meta:template xlink:href="Normal.dotm" xlink:type="simple"/>
    <meta:editing-cycles>11</meta:editing-cycles>
    <meta:editing-duration>PT11400S</meta:editing-duration>
    <meta:document-statistic meta:page-count="2" meta:paragraph-count="3" meta:word-count="266" meta:character-count="1784" meta:row-count="12" meta:non-whitespace-character-count="1521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 mathvariant="normal">P</mml:mi>
    </mml:mrow>
    <mml:mrow>
      <mml:mn>1</mml:mn>
    </mml:mrow>
  </mml:msub>
  <mml:mo>=</mml:mo>
  <mml:mfenced separators="|">
    <mml:mrow>
      <mml:mn>3,6</mml:mn>
      <mml:mo>,</mml:mo>
      <mml:mn>6</mml:mn>
    </mml:mrow>
  </mml:mfenced>
</mml:math>
</file>

<file path=Object 10/content.xml><?xml version="1.0" encoding="utf-8"?>
<mml:math xmlns:mml="http://www.w3.org/1998/Math/MathML" xmlns:m="http://schemas.openxmlformats.org/officeDocument/2006/math">
  <mml:msub>
    <mml:mrow>
      <mml:mi>P</mml:mi>
    </mml:mrow>
    <mml:mrow>
      <mml:mn>1</mml:mn>
    </mml:mrow>
  </mml:msub>
  <mml:mi> </mml:mi>
  <mml:mi>e</mml:mi>
  <mml:mi> </mml:mi>
  <mml:msub>
    <mml:mrow>
      <mml:mi>P</mml:mi>
    </mml:mrow>
    <mml:mrow>
      <mml:mn>2</mml:mn>
    </mml:mrow>
  </mml:msub>
</mml:math>
</file>

<file path=Object 11/content.xml><?xml version="1.0" encoding="utf-8"?>
<mml:math xmlns:mml="http://www.w3.org/1998/Math/MathML" xmlns:m="http://schemas.openxmlformats.org/officeDocument/2006/math">
  <mml:msubsup>
    <mml:mrow>
      <mml:mi>R</mml:mi>
    </mml:mrow>
    <mml:mrow>
      <mml:mn>3</mml:mn>
    </mml:mrow>
    <mml:mrow>
      <mml:mn>0</mml:mn>
    </mml:mrow>
  </mml:msubsup>
  <mml:mo>=</mml:mo>
  <mml:mn>0</mml:mn>
</mml:math>
</file>

<file path=Object 12/content.xml><?xml version="1.0" encoding="utf-8"?>
<mml:math xmlns:mml="http://www.w3.org/1998/Math/MathML" xmlns:m="http://schemas.openxmlformats.org/officeDocument/2006/math">
  <mml:msubsup>
    <mml:mrow>
      <mml:mi>R</mml:mi>
    </mml:mrow>
    <mml:mrow>
      <mml:mn>3</mml:mn>
    </mml:mrow>
    <mml:mrow>
      <mml:mn>1</mml:mn>
    </mml:mrow>
  </mml:msubsup>
  <mml:mo>=</mml:mo>
  <mml:msub>
    <mml:mrow>
      <mml:mi>C</mml:mi>
    </mml:mrow>
    <mml:mrow>
      <mml:mn>3</mml:mn>
    </mml:mrow>
  </mml:msub>
  <mml:mo>=</mml:mo>
  <mml:mn>4</mml:mn>
</mml:math>
</file>

<file path=Object 13/content.xml><?xml version="1.0" encoding="utf-8"?>
<mml:math xmlns:mml="http://www.w3.org/1998/Math/MathML" xmlns:m="http://schemas.openxmlformats.org/officeDocument/2006/math">
  <mml:msubsup>
    <mml:mrow>
      <mml:mi>R</mml:mi>
    </mml:mrow>
    <mml:mrow>
      <mml:mn>3</mml:mn>
    </mml:mrow>
    <mml:mrow>
      <mml:mn>2</mml:mn>
    </mml:mrow>
  </mml:msubsup>
  <mml:mo>=</mml:mo>
  <mml:msub>
    <mml:mrow>
      <mml:mi>C</mml:mi>
    </mml:mrow>
    <mml:mrow>
      <mml:mn>3</mml:mn>
    </mml:mrow>
  </mml:msub>
  <mml:mo>+</mml:mo>
  <mml:mi> </mml:mi>
  <mml:mfenced open="⌈" close="⌉" separators="|">
    <mml:mrow>
      <mml:mfrac>
        <mml:mrow>
          <mml:msubsup>
            <mml:mrow>
              <mml:mi>R</mml:mi>
            </mml:mrow>
            <mml:mrow>
              <mml:mn>3</mml:mn>
            </mml:mrow>
            <mml:mrow>
              <mml:mn>1</mml:mn>
            </mml:mrow>
          </mml:msubsup>
        </mml:mrow>
        <mml:mrow>
          <mml:msub>
            <mml:mrow>
              <mml:mi>T</mml:mi>
            </mml:mrow>
            <mml:mrow>
              <mml:mn>1</mml:mn>
            </mml:mrow>
          </mml:msub>
        </mml:mrow>
      </mml:mfrac>
    </mml:mrow>
  </mml:mfenced>
  <mml:mo>∙</mml:mo>
  <mml:msub>
    <mml:mrow>
      <mml:mi>C</mml:mi>
    </mml:mrow>
    <mml:mrow>
      <mml:mn>1</mml:mn>
    </mml:mrow>
  </mml:msub>
  <mml:mo>+</mml:mo>
  <mml:mfenced open="⌈" close="⌉" separators="|">
    <mml:mrow>
      <mml:mfrac>
        <mml:mrow>
          <mml:msubsup>
            <mml:mrow>
              <mml:mi>R</mml:mi>
            </mml:mrow>
            <mml:mrow>
              <mml:mn>3</mml:mn>
            </mml:mrow>
            <mml:mrow>
              <mml:mn>1</mml:mn>
            </mml:mrow>
          </mml:msubsup>
        </mml:mrow>
        <mml:mrow>
          <mml:msub>
            <mml:mrow>
              <mml:mi>T</mml:mi>
            </mml:mrow>
            <mml:mrow>
              <mml:mn>2</mml:mn>
            </mml:mrow>
          </mml:msub>
        </mml:mrow>
      </mml:mfrac>
    </mml:mrow>
  </mml:mfenced>
  <mml:mo>∙</mml:mo>
  <mml:msub>
    <mml:mrow>
      <mml:mi>C</mml:mi>
    </mml:mrow>
    <mml:mrow>
      <mml:mn>2</mml:mn>
    </mml:mrow>
  </mml:msub>
  <mml:mo>=</mml:mo>
  <mml:mn>4</mml:mn>
  <mml:mo>+</mml:mo>
  <mml:mi> </mml:mi>
  <mml:mfenced open="⌈" close="⌉" separators="|">
    <mml:mrow>
      <mml:mfrac>
        <mml:mrow>
          <mml:mn>4</mml:mn>
        </mml:mrow>
        <mml:mrow>
          <mml:mn>6</mml:mn>
        </mml:mrow>
      </mml:mfrac>
    </mml:mrow>
  </mml:mfenced>
  <mml:mo>∙</mml:mo>
  <mml:mn>3</mml:mn>
  <mml:mo>+</mml:mo>
  <mml:mfenced open="⌈" close="⌉" separators="|">
    <mml:mrow>
      <mml:mfrac>
        <mml:mrow>
          <mml:mn>4</mml:mn>
        </mml:mrow>
        <mml:mrow>
          <mml:mn>9</mml:mn>
        </mml:mrow>
      </mml:mfrac>
    </mml:mrow>
  </mml:mfenced>
  <mml:mo>∙</mml:mo>
  <mml:mn>2</mml:mn>
  <mml:mo>=</mml:mo>
  <mml:mn>4</mml:mn>
  <mml:mo>+</mml:mo>
  <mml:mi> </mml:mi>
  <mml:mfenced open="⌈" close="⌉" separators="|">
    <mml:mrow>
      <mml:mn>0</mml:mn>
      <mml:mo>.</mml:mo>
      <mml:mn>66</mml:mn>
    </mml:mrow>
  </mml:mfenced>
  <mml:mo>∙</mml:mo>
  <mml:mn>3</mml:mn>
  <mml:mo>+</mml:mo>
  <mml:mfenced open="⌈" close="⌉" separators="|">
    <mml:mrow>
      <mml:mn>0</mml:mn>
      <mml:mo>.</mml:mo>
      <mml:mn>44</mml:mn>
    </mml:mrow>
  </mml:mfenced>
  <mml:mo>∙</mml:mo>
  <mml:mn>2</mml:mn>
  <mml:mo>=</mml:mo>
  <mml:mn>4</mml:mn>
  <mml:mo>+</mml:mo>
  <mml:mn>1</mml:mn>
  <mml:mo>∙</mml:mo>
  <mml:mn>3</mml:mn>
  <mml:mo>+</mml:mo>
  <mml:mn>1</mml:mn>
  <mml:mo>∙</mml:mo>
  <mml:mn>2</mml:mn>
  <mml:mo>=</mml:mo>
  <mml:mn>9</mml:mn>
</mml:math>
</file>

<file path=Object 14/content.xml><?xml version="1.0" encoding="utf-8"?>
<mml:math xmlns:mml="http://www.w3.org/1998/Math/MathML" xmlns:m="http://schemas.openxmlformats.org/officeDocument/2006/math">
  <mml:msubsup>
    <mml:mrow>
      <mml:mi>R</mml:mi>
    </mml:mrow>
    <mml:mrow>
      <mml:mn>3</mml:mn>
    </mml:mrow>
    <mml:mrow>
      <mml:mn>3</mml:mn>
    </mml:mrow>
  </mml:msubsup>
  <mml:mo>=</mml:mo>
  <mml:msub>
    <mml:mrow>
      <mml:mi>C</mml:mi>
    </mml:mrow>
    <mml:mrow>
      <mml:mn>3</mml:mn>
    </mml:mrow>
  </mml:msub>
  <mml:mo>+</mml:mo>
  <mml:mi> </mml:mi>
  <mml:mfenced open="⌈" close="⌉" separators="|">
    <mml:mrow>
      <mml:mfrac>
        <mml:mrow>
          <mml:msubsup>
            <mml:mrow>
              <mml:mi>R</mml:mi>
            </mml:mrow>
            <mml:mrow>
              <mml:mn>3</mml:mn>
            </mml:mrow>
            <mml:mrow>
              <mml:mn>2</mml:mn>
            </mml:mrow>
          </mml:msubsup>
        </mml:mrow>
        <mml:mrow>
          <mml:msub>
            <mml:mrow>
              <mml:mi>T</mml:mi>
            </mml:mrow>
            <mml:mrow>
              <mml:mn>1</mml:mn>
            </mml:mrow>
          </mml:msub>
        </mml:mrow>
      </mml:mfrac>
    </mml:mrow>
  </mml:mfenced>
  <mml:mo>∙</mml:mo>
  <mml:msub>
    <mml:mrow>
      <mml:mi>C</mml:mi>
    </mml:mrow>
    <mml:mrow>
      <mml:mn>1</mml:mn>
    </mml:mrow>
  </mml:msub>
  <mml:mo>+</mml:mo>
  <mml:mfenced open="⌈" close="⌉" separators="|">
    <mml:mrow>
      <mml:mfrac>
        <mml:mrow>
          <mml:msubsup>
            <mml:mrow>
              <mml:mi>R</mml:mi>
            </mml:mrow>
            <mml:mrow>
              <mml:mn>3</mml:mn>
            </mml:mrow>
            <mml:mrow>
              <mml:mn>2</mml:mn>
            </mml:mrow>
          </mml:msubsup>
        </mml:mrow>
        <mml:mrow>
          <mml:msub>
            <mml:mrow>
              <mml:mi>T</mml:mi>
            </mml:mrow>
            <mml:mrow>
              <mml:mn>2</mml:mn>
            </mml:mrow>
          </mml:msub>
        </mml:mrow>
      </mml:mfrac>
    </mml:mrow>
  </mml:mfenced>
  <mml:mo>∙</mml:mo>
  <mml:msub>
    <mml:mrow>
      <mml:mi>C</mml:mi>
    </mml:mrow>
    <mml:mrow>
      <mml:mn>2</mml:mn>
    </mml:mrow>
  </mml:msub>
  <mml:mo>=</mml:mo>
  <mml:mn>4</mml:mn>
  <mml:mo>+</mml:mo>
  <mml:mi> </mml:mi>
  <mml:mfenced open="⌈" close="⌉" separators="|">
    <mml:mrow>
      <mml:mfrac>
        <mml:mrow>
          <mml:mn>9</mml:mn>
        </mml:mrow>
        <mml:mrow>
          <mml:mn>6</mml:mn>
        </mml:mrow>
      </mml:mfrac>
    </mml:mrow>
  </mml:mfenced>
  <mml:mo>∙</mml:mo>
  <mml:mn>3</mml:mn>
  <mml:mo>+</mml:mo>
  <mml:mfenced open="⌈" close="⌉" separators="|">
    <mml:mrow>
      <mml:mfrac>
        <mml:mrow>
          <mml:mn>9</mml:mn>
        </mml:mrow>
        <mml:mrow>
          <mml:mn>9</mml:mn>
        </mml:mrow>
      </mml:mfrac>
    </mml:mrow>
  </mml:mfenced>
  <mml:mo>∙</mml:mo>
  <mml:mn>2</mml:mn>
  <mml:mo>=</mml:mo>
  <mml:mn>4</mml:mn>
  <mml:mo>+</mml:mo>
  <mml:mi> </mml:mi>
  <mml:mfenced open="⌈" close="⌉" separators="|">
    <mml:mrow>
      <mml:mn>1</mml:mn>
      <mml:mo>.</mml:mo>
      <mml:mn>5</mml:mn>
    </mml:mrow>
  </mml:mfenced>
  <mml:mo>∙</mml:mo>
  <mml:mn>3</mml:mn>
  <mml:mo>+</mml:mo>
  <mml:mfenced open="⌈" close="⌉" separators="|">
    <mml:mrow>
      <mml:mn>1</mml:mn>
    </mml:mrow>
  </mml:mfenced>
  <mml:mo>∙</mml:mo>
  <mml:mn>2</mml:mn>
  <mml:mo>=</mml:mo>
  <mml:mn>4</mml:mn>
  <mml:mo>+</mml:mo>
  <mml:mn>2</mml:mn>
  <mml:mo>∙</mml:mo>
  <mml:mn>3</mml:mn>
  <mml:mo>+</mml:mo>
  <mml:mn>1</mml:mn>
  <mml:mo>∙</mml:mo>
  <mml:mn>2</mml:mn>
  <mml:mo>=</mml:mo>
  <mml:mn>12</mml:mn>
</mml:math>
</file>

<file path=Object 15/content.xml><?xml version="1.0" encoding="utf-8"?>
<mml:math xmlns:mml="http://www.w3.org/1998/Math/MathML" xmlns:m="http://schemas.openxmlformats.org/officeDocument/2006/math">
  <mml:msubsup>
    <mml:mrow>
      <mml:mi>R</mml:mi>
    </mml:mrow>
    <mml:mrow>
      <mml:mn>3</mml:mn>
    </mml:mrow>
    <mml:mrow>
      <mml:mn>4</mml:mn>
    </mml:mrow>
  </mml:msubsup>
  <mml:mo>=</mml:mo>
  <mml:msub>
    <mml:mrow>
      <mml:mi>C</mml:mi>
    </mml:mrow>
    <mml:mrow>
      <mml:mn>3</mml:mn>
    </mml:mrow>
  </mml:msub>
  <mml:mo>+</mml:mo>
  <mml:mi> </mml:mi>
  <mml:mfenced open="⌈" close="⌉" separators="|">
    <mml:mrow>
      <mml:mfrac>
        <mml:mrow>
          <mml:msubsup>
            <mml:mrow>
              <mml:mi>R</mml:mi>
            </mml:mrow>
            <mml:mrow>
              <mml:mn>3</mml:mn>
            </mml:mrow>
            <mml:mrow>
              <mml:mn>3</mml:mn>
            </mml:mrow>
          </mml:msubsup>
        </mml:mrow>
        <mml:mrow>
          <mml:msub>
            <mml:mrow>
              <mml:mi>T</mml:mi>
            </mml:mrow>
            <mml:mrow>
              <mml:mn>1</mml:mn>
            </mml:mrow>
          </mml:msub>
        </mml:mrow>
      </mml:mfrac>
    </mml:mrow>
  </mml:mfenced>
  <mml:mo>∙</mml:mo>
  <mml:msub>
    <mml:mrow>
      <mml:mi>C</mml:mi>
    </mml:mrow>
    <mml:mrow>
      <mml:mn>1</mml:mn>
    </mml:mrow>
  </mml:msub>
  <mml:mo>+</mml:mo>
  <mml:mfenced open="⌈" close="⌉" separators="|">
    <mml:mrow>
      <mml:mfrac>
        <mml:mrow>
          <mml:msubsup>
            <mml:mrow>
              <mml:mi>R</mml:mi>
            </mml:mrow>
            <mml:mrow>
              <mml:mn>3</mml:mn>
            </mml:mrow>
            <mml:mrow>
              <mml:mn>3</mml:mn>
            </mml:mrow>
          </mml:msubsup>
        </mml:mrow>
        <mml:mrow>
          <mml:msub>
            <mml:mrow>
              <mml:mi>T</mml:mi>
            </mml:mrow>
            <mml:mrow>
              <mml:mn>2</mml:mn>
            </mml:mrow>
          </mml:msub>
        </mml:mrow>
      </mml:mfrac>
    </mml:mrow>
  </mml:mfenced>
  <mml:mo>∙</mml:mo>
  <mml:msub>
    <mml:mrow>
      <mml:mi>C</mml:mi>
    </mml:mrow>
    <mml:mrow>
      <mml:mn>2</mml:mn>
    </mml:mrow>
  </mml:msub>
  <mml:mo>=</mml:mo>
  <mml:mn>4</mml:mn>
  <mml:mo>+</mml:mo>
  <mml:mi> </mml:mi>
  <mml:mfenced open="⌈" close="⌉" separators="|">
    <mml:mrow>
      <mml:mfrac>
        <mml:mrow>
          <mml:mn>12</mml:mn>
        </mml:mrow>
        <mml:mrow>
          <mml:mn>6</mml:mn>
        </mml:mrow>
      </mml:mfrac>
    </mml:mrow>
  </mml:mfenced>
  <mml:mo>∙</mml:mo>
  <mml:mn>3</mml:mn>
  <mml:mo>+</mml:mo>
  <mml:mfenced open="⌈" close="⌉" separators="|">
    <mml:mrow>
      <mml:mfrac>
        <mml:mrow>
          <mml:mn>12</mml:mn>
        </mml:mrow>
        <mml:mrow>
          <mml:mn>9</mml:mn>
        </mml:mrow>
      </mml:mfrac>
    </mml:mrow>
  </mml:mfenced>
  <mml:mo>∙</mml:mo>
  <mml:mn>2</mml:mn>
  <mml:mo>=</mml:mo>
  <mml:mn>4</mml:mn>
  <mml:mo>+</mml:mo>
  <mml:mi> </mml:mi>
  <mml:mfenced open="⌈" close="⌉" separators="|">
    <mml:mrow>
      <mml:mn>2</mml:mn>
    </mml:mrow>
  </mml:mfenced>
  <mml:mo>∙</mml:mo>
  <mml:mn>3</mml:mn>
  <mml:mo>+</mml:mo>
  <mml:mfenced open="⌈" close="⌉" separators="|">
    <mml:mrow>
      <mml:mn>1</mml:mn>
      <mml:mo>.</mml:mo>
      <mml:mn>33</mml:mn>
    </mml:mrow>
  </mml:mfenced>
  <mml:mo>∙</mml:mo>
  <mml:mn>2</mml:mn>
  <mml:mo>=</mml:mo>
  <mml:mn>4</mml:mn>
  <mml:mo>+</mml:mo>
  <mml:mn>2</mml:mn>
  <mml:mo>∙</mml:mo>
  <mml:mn>3</mml:mn>
  <mml:mo>+</mml:mo>
  <mml:mn>2</mml:mn>
  <mml:mo>∙</mml:mo>
  <mml:mn>2</mml:mn>
  <mml:mo>=</mml:mo>
  <mml:mn>14</mml:mn>
</mml:math>
</file>

<file path=Object 16/content.xml><?xml version="1.0" encoding="utf-8"?>
<mml:math xmlns:mml="http://www.w3.org/1998/Math/MathML" xmlns:m="http://schemas.openxmlformats.org/officeDocument/2006/math">
  <mml:msubsup>
    <mml:mrow>
      <mml:mi>R</mml:mi>
    </mml:mrow>
    <mml:mrow>
      <mml:mn>3</mml:mn>
    </mml:mrow>
    <mml:mrow>
      <mml:mn>5</mml:mn>
    </mml:mrow>
  </mml:msubsup>
  <mml:mo>=</mml:mo>
  <mml:msub>
    <mml:mrow>
      <mml:mi>C</mml:mi>
    </mml:mrow>
    <mml:mrow>
      <mml:mn>3</mml:mn>
    </mml:mrow>
  </mml:msub>
  <mml:mo>+</mml:mo>
  <mml:mi> </mml:mi>
  <mml:mfenced open="⌈" close="⌉" separators="|">
    <mml:mrow>
      <mml:mfrac>
        <mml:mrow>
          <mml:msubsup>
            <mml:mrow>
              <mml:mi>R</mml:mi>
            </mml:mrow>
            <mml:mrow>
              <mml:mn>3</mml:mn>
            </mml:mrow>
            <mml:mrow>
              <mml:mn>4</mml:mn>
            </mml:mrow>
          </mml:msubsup>
        </mml:mrow>
        <mml:mrow>
          <mml:msub>
            <mml:mrow>
              <mml:mi>T</mml:mi>
            </mml:mrow>
            <mml:mrow>
              <mml:mn>1</mml:mn>
            </mml:mrow>
          </mml:msub>
        </mml:mrow>
      </mml:mfrac>
    </mml:mrow>
  </mml:mfenced>
  <mml:mo>∙</mml:mo>
  <mml:msub>
    <mml:mrow>
      <mml:mi>C</mml:mi>
    </mml:mrow>
    <mml:mrow>
      <mml:mn>1</mml:mn>
    </mml:mrow>
  </mml:msub>
  <mml:mo>+</mml:mo>
  <mml:mfenced open="⌈" close="⌉" separators="|">
    <mml:mrow>
      <mml:mfrac>
        <mml:mrow>
          <mml:msubsup>
            <mml:mrow>
              <mml:mi>R</mml:mi>
            </mml:mrow>
            <mml:mrow>
              <mml:mn>3</mml:mn>
            </mml:mrow>
            <mml:mrow>
              <mml:mn>4</mml:mn>
            </mml:mrow>
          </mml:msubsup>
        </mml:mrow>
        <mml:mrow>
          <mml:msub>
            <mml:mrow>
              <mml:mi>T</mml:mi>
            </mml:mrow>
            <mml:mrow>
              <mml:mn>2</mml:mn>
            </mml:mrow>
          </mml:msub>
        </mml:mrow>
      </mml:mfrac>
    </mml:mrow>
  </mml:mfenced>
  <mml:mo>∙</mml:mo>
  <mml:msub>
    <mml:mrow>
      <mml:mi>C</mml:mi>
    </mml:mrow>
    <mml:mrow>
      <mml:mn>2</mml:mn>
    </mml:mrow>
  </mml:msub>
  <mml:mo>=</mml:mo>
  <mml:mn>4</mml:mn>
  <mml:mo>+</mml:mo>
  <mml:mi> </mml:mi>
  <mml:mfenced open="⌈" close="⌉" separators="|">
    <mml:mrow>
      <mml:mfrac>
        <mml:mrow>
          <mml:mn>14</mml:mn>
        </mml:mrow>
        <mml:mrow>
          <mml:mn>6</mml:mn>
        </mml:mrow>
      </mml:mfrac>
    </mml:mrow>
  </mml:mfenced>
  <mml:mo>∙</mml:mo>
  <mml:mn>3</mml:mn>
  <mml:mo>+</mml:mo>
  <mml:mfenced open="⌈" close="⌉" separators="|">
    <mml:mrow>
      <mml:mfrac>
        <mml:mrow>
          <mml:mn>14</mml:mn>
        </mml:mrow>
        <mml:mrow>
          <mml:mn>9</mml:mn>
        </mml:mrow>
      </mml:mfrac>
    </mml:mrow>
  </mml:mfenced>
  <mml:mo>∙</mml:mo>
  <mml:mn>2</mml:mn>
  <mml:mo>=</mml:mo>
  <mml:mn>4</mml:mn>
  <mml:mo>+</mml:mo>
  <mml:mi> </mml:mi>
  <mml:mfenced open="⌈" close="⌉" separators="|">
    <mml:mrow>
      <mml:mn>2.33</mml:mn>
    </mml:mrow>
  </mml:mfenced>
  <mml:mo>∙</mml:mo>
  <mml:mn>3</mml:mn>
  <mml:mo>+</mml:mo>
  <mml:mfenced open="⌈" close="⌉" separators="|">
    <mml:mrow>
      <mml:mn>1.55</mml:mn>
    </mml:mrow>
  </mml:mfenced>
  <mml:mo>∙</mml:mo>
  <mml:mn>2</mml:mn>
  <mml:mo>=</mml:mo>
  <mml:mn>4</mml:mn>
  <mml:mo>+</mml:mo>
  <mml:mn>3</mml:mn>
  <mml:mo>∙</mml:mo>
  <mml:mn>3</mml:mn>
  <mml:mo>+</mml:mo>
  <mml:mn>2</mml:mn>
  <mml:mo>∙</mml:mo>
  <mml:mn>2</mml:mn>
  <mml:mo>=</mml:mo>
  <mml:mn>17</mml:mn>
</mml:math>
</file>

<file path=Object 17/content.xml><?xml version="1.0" encoding="utf-8"?>
<mml:math xmlns:mml="http://www.w3.org/1998/Math/MathML" xmlns:m="http://schemas.openxmlformats.org/officeDocument/2006/math">
  <mml:msubsup>
    <mml:mrow>
      <mml:mi>R</mml:mi>
    </mml:mrow>
    <mml:mrow>
      <mml:mn>3</mml:mn>
    </mml:mrow>
    <mml:mrow>
      <mml:mn>6</mml:mn>
    </mml:mrow>
  </mml:msubsup>
  <mml:mo>=</mml:mo>
  <mml:msub>
    <mml:mrow>
      <mml:mi>C</mml:mi>
    </mml:mrow>
    <mml:mrow>
      <mml:mn>3</mml:mn>
    </mml:mrow>
  </mml:msub>
  <mml:mo>+</mml:mo>
  <mml:mi> </mml:mi>
  <mml:mfenced open="⌈" close="⌉" separators="|">
    <mml:mrow>
      <mml:mfrac>
        <mml:mrow>
          <mml:msubsup>
            <mml:mrow>
              <mml:mi>R</mml:mi>
            </mml:mrow>
            <mml:mrow>
              <mml:mn>3</mml:mn>
            </mml:mrow>
            <mml:mrow>
              <mml:mn>5</mml:mn>
            </mml:mrow>
          </mml:msubsup>
        </mml:mrow>
        <mml:mrow>
          <mml:msub>
            <mml:mrow>
              <mml:mi>T</mml:mi>
            </mml:mrow>
            <mml:mrow>
              <mml:mn>1</mml:mn>
            </mml:mrow>
          </mml:msub>
        </mml:mrow>
      </mml:mfrac>
    </mml:mrow>
  </mml:mfenced>
  <mml:mo>∙</mml:mo>
  <mml:msub>
    <mml:mrow>
      <mml:mi>C</mml:mi>
    </mml:mrow>
    <mml:mrow>
      <mml:mn>1</mml:mn>
    </mml:mrow>
  </mml:msub>
  <mml:mo>+</mml:mo>
  <mml:mfenced open="⌈" close="⌉" separators="|">
    <mml:mrow>
      <mml:mfrac>
        <mml:mrow>
          <mml:msubsup>
            <mml:mrow>
              <mml:mi>R</mml:mi>
            </mml:mrow>
            <mml:mrow>
              <mml:mn>3</mml:mn>
            </mml:mrow>
            <mml:mrow>
              <mml:mn>5</mml:mn>
            </mml:mrow>
          </mml:msubsup>
        </mml:mrow>
        <mml:mrow>
          <mml:msub>
            <mml:mrow>
              <mml:mi>T</mml:mi>
            </mml:mrow>
            <mml:mrow>
              <mml:mn>2</mml:mn>
            </mml:mrow>
          </mml:msub>
        </mml:mrow>
      </mml:mfrac>
    </mml:mrow>
  </mml:mfenced>
  <mml:mo>∙</mml:mo>
  <mml:msub>
    <mml:mrow>
      <mml:mi>C</mml:mi>
    </mml:mrow>
    <mml:mrow>
      <mml:mn>2</mml:mn>
    </mml:mrow>
  </mml:msub>
  <mml:mo>=</mml:mo>
  <mml:mn>4</mml:mn>
  <mml:mo>+</mml:mo>
  <mml:mi> </mml:mi>
  <mml:mfenced open="⌈" close="⌉" separators="|">
    <mml:mrow>
      <mml:mfrac>
        <mml:mrow>
          <mml:mn>1</mml:mn>
          <mml:mn>7</mml:mn>
        </mml:mrow>
        <mml:mrow>
          <mml:mn>6</mml:mn>
        </mml:mrow>
      </mml:mfrac>
    </mml:mrow>
  </mml:mfenced>
  <mml:mo>∙</mml:mo>
  <mml:mn>3</mml:mn>
  <mml:mo>+</mml:mo>
  <mml:mfenced open="⌈" close="⌉" separators="|">
    <mml:mrow>
      <mml:mfrac>
        <mml:mrow>
          <mml:mn>1</mml:mn>
          <mml:mn>7</mml:mn>
        </mml:mrow>
        <mml:mrow>
          <mml:mn>9</mml:mn>
        </mml:mrow>
      </mml:mfrac>
    </mml:mrow>
  </mml:mfenced>
  <mml:mo>∙</mml:mo>
  <mml:mn>2</mml:mn>
  <mml:mo>=</mml:mo>
  <mml:mn>4</mml:mn>
  <mml:mo>+</mml:mo>
  <mml:mi> </mml:mi>
  <mml:mfenced open="⌈" close="⌉" separators="|">
    <mml:mrow>
      <mml:mn>2.833</mml:mn>
    </mml:mrow>
  </mml:mfenced>
  <mml:mo>∙</mml:mo>
  <mml:mn>3</mml:mn>
  <mml:mo>+</mml:mo>
  <mml:mfenced open="⌈" close="⌉" separators="|">
    <mml:mrow>
      <mml:mn>1.88</mml:mn>
    </mml:mrow>
  </mml:mfenced>
  <mml:mo>∙</mml:mo>
  <mml:mn>2</mml:mn>
  <mml:mo>=</mml:mo>
  <mml:mn>4</mml:mn>
  <mml:mo>+</mml:mo>
  <mml:mn>3</mml:mn>
  <mml:mo>∙</mml:mo>
  <mml:mn>3</mml:mn>
  <mml:mo>+</mml:mo>
  <mml:mn>2</mml:mn>
  <mml:mo>∙</mml:mo>
  <mml:mn>2</mml:mn>
  <mml:mo>=</mml:mo>
  <mml:mn>1</mml:mn>
  <mml:mn>7</mml:mn>
</mml:math>
</file>

<file path=Object 18/content.xml><?xml version="1.0" encoding="utf-8"?>
<mml:math xmlns:mml="http://www.w3.org/1998/Math/MathML" xmlns:m="http://schemas.openxmlformats.org/officeDocument/2006/math">
  <mml:msub>
    <mml:mrow>
      <mml:mi>R</mml:mi>
    </mml:mrow>
    <mml:mrow>
      <mml:mn>3</mml:mn>
    </mml:mrow>
  </mml:msub>
  <mml:mo>≤</mml:mo>
  <mml:msub>
    <mml:mrow>
      <mml:mi>D</mml:mi>
    </mml:mrow>
    <mml:mrow>
      <mml:mn>3</mml:mn>
    </mml:mrow>
  </mml:msub>
</mml:math>
</file>

<file path=Object 19/content.xml><?xml version="1.0" encoding="utf-8"?>
<mml:math xmlns:mml="http://www.w3.org/1998/Math/MathML" xmlns:m="http://schemas.openxmlformats.org/officeDocument/2006/math">
  <mml:msub>
    <mml:mrow>
      <mml:mi>D</mml:mi>
    </mml:mrow>
    <mml:mrow>
      <mml:mn>3</mml:mn>
    </mml:mrow>
  </mml:msub>
  <mml:mo>=</mml:mo>
  <mml:mn>24</mml:mn>
  <mml:mo>)</mml:mo>
</mml:math>
</file>

<file path=Object 2/content.xml><?xml version="1.0" encoding="utf-8"?>
<mml:math xmlns:mml="http://www.w3.org/1998/Math/MathML" xmlns:m="http://schemas.openxmlformats.org/officeDocument/2006/math">
  <mml:msub>
    <mml:mrow>
      <mml:mi mathvariant="normal">P</mml:mi>
    </mml:mrow>
    <mml:mrow>
      <mml:mn>2</mml:mn>
    </mml:mrow>
  </mml:msub>
  <mml:mo>=</mml:mo>
  <mml:mfenced separators="|">
    <mml:mrow>
      <mml:mn>2,9</mml:mn>
      <mml:mo>,</mml:mo>
      <mml:mn>9</mml:mn>
    </mml:mrow>
  </mml:mfenced>
</mml:math>
</file>

<file path=Object 20/content.xml><?xml version="1.0" encoding="utf-8"?>
<mml:math xmlns:mml="http://www.w3.org/1998/Math/MathML" xmlns:m="http://schemas.openxmlformats.org/officeDocument/2006/math">
  <mml:msub>
    <mml:mrow>
      <mml:mi>P</mml:mi>
    </mml:mrow>
    <mml:mrow>
      <mml:mn>1</mml:mn>
    </mml:mrow>
  </mml:msub>
</mml:math>
</file>

<file path=Object 21/content.xml><?xml version="1.0" encoding="utf-8"?>
<mml:math xmlns:mml="http://www.w3.org/1998/Math/MathML" xmlns:m="http://schemas.openxmlformats.org/officeDocument/2006/math">
  <mml:msub>
    <mml:mrow>
      <mml:mi>P</mml:mi>
    </mml:mrow>
    <mml:mrow>
      <mml:mn>1</mml:mn>
    </mml:mrow>
  </mml:msub>
  <mml:mo>)</mml:mo>
</mml:math>
</file>

<file path=Object 22/content.xml><?xml version="1.0" encoding="utf-8"?>
<mml:math xmlns:mml="http://www.w3.org/1998/Math/MathML" xmlns:m="http://schemas.openxmlformats.org/officeDocument/2006/math">
  <mml:msub>
    <mml:mrow>
      <mml:mi>P</mml:mi>
    </mml:mrow>
    <mml:mrow>
      <mml:mn>2</mml:mn>
    </mml:mrow>
  </mml:msub>
</mml:math>
</file>

<file path=Object 23/content.xml><?xml version="1.0" encoding="utf-8"?>
<mml:math xmlns:mml="http://www.w3.org/1998/Math/MathML" xmlns:m="http://schemas.openxmlformats.org/officeDocument/2006/math">
  <mml:msubsup>
    <mml:mrow>
      <mml:mi>R</mml:mi>
    </mml:mrow>
    <mml:mrow>
      <mml:mn>1</mml:mn>
    </mml:mrow>
    <mml:mrow>
      <mml:mn>0</mml:mn>
    </mml:mrow>
  </mml:msubsup>
  <mml:mo>=</mml:mo>
  <mml:mn>0</mml:mn>
</mml:math>
</file>

<file path=Object 24/content.xml><?xml version="1.0" encoding="utf-8"?>
<mml:math xmlns:mml="http://www.w3.org/1998/Math/MathML" xmlns:m="http://schemas.openxmlformats.org/officeDocument/2006/math">
  <mml:msubsup>
    <mml:mrow>
      <mml:mi>R</mml:mi>
    </mml:mrow>
    <mml:mrow>
      <mml:mn>1</mml:mn>
    </mml:mrow>
    <mml:mrow>
      <mml:mn>1</mml:mn>
    </mml:mrow>
  </mml:msubsup>
  <mml:mo>=</mml:mo>
  <mml:msub>
    <mml:mrow>
      <mml:mi>C</mml:mi>
    </mml:mrow>
    <mml:mrow>
      <mml:mn>1</mml:mn>
    </mml:mrow>
  </mml:msub>
  <mml:mo>=</mml:mo>
  <mml:mn>3</mml:mn>
</mml:math>
</file>

<file path=Object 25/content.xml><?xml version="1.0" encoding="utf-8"?>
<mml:math xmlns:mml="http://www.w3.org/1998/Math/MathML" xmlns:m="http://schemas.openxmlformats.org/officeDocument/2006/math">
  <mml:msubsup>
    <mml:mrow>
      <mml:mi>R</mml:mi>
    </mml:mrow>
    <mml:mrow>
      <mml:mn>1</mml:mn>
    </mml:mrow>
    <mml:mrow>
      <mml:mn>2</mml:mn>
    </mml:mrow>
  </mml:msubsup>
  <mml:mo>=</mml:mo>
  <mml:msub>
    <mml:mrow>
      <mml:mi>C</mml:mi>
    </mml:mrow>
    <mml:mrow>
      <mml:mn>1</mml:mn>
    </mml:mrow>
  </mml:msub>
  <mml:mo>+</mml:mo>
  <mml:mi> </mml:mi>
  <mml:mfenced open="⌈" close="⌉" separators="|">
    <mml:mrow>
      <mml:mfrac>
        <mml:mrow>
          <mml:msubsup>
            <mml:mrow>
              <mml:mi>R</mml:mi>
            </mml:mrow>
            <mml:mrow>
              <mml:mn>1</mml:mn>
            </mml:mrow>
            <mml:mrow>
              <mml:mn>1</mml:mn>
            </mml:mrow>
          </mml:msubsup>
        </mml:mrow>
        <mml:mrow>
          <mml:msub>
            <mml:mrow>
              <mml:mi>T</mml:mi>
            </mml:mrow>
            <mml:mrow>
              <mml:mn>2</mml:mn>
            </mml:mrow>
          </mml:msub>
        </mml:mrow>
      </mml:mfrac>
    </mml:mrow>
  </mml:mfenced>
  <mml:mo>∙</mml:mo>
  <mml:msub>
    <mml:mrow>
      <mml:mi>C</mml:mi>
    </mml:mrow>
    <mml:mrow>
      <mml:mn>2</mml:mn>
    </mml:mrow>
  </mml:msub>
  <mml:mo>=</mml:mo>
  <mml:mn>3</mml:mn>
  <mml:mo>+</mml:mo>
  <mml:mi> </mml:mi>
  <mml:mfenced open="⌈" close="⌉" separators="|">
    <mml:mrow>
      <mml:mfrac>
        <mml:mrow>
          <mml:mn>3</mml:mn>
        </mml:mrow>
        <mml:mrow>
          <mml:mn>6</mml:mn>
        </mml:mrow>
      </mml:mfrac>
    </mml:mrow>
  </mml:mfenced>
  <mml:mo>∙</mml:mo>
  <mml:mn>2</mml:mn>
  <mml:mo>=</mml:mo>
  <mml:mn>3</mml:mn>
  <mml:mo>+</mml:mo>
  <mml:mi> </mml:mi>
  <mml:mfenced open="⌈" close="⌉" separators="|">
    <mml:mrow>
      <mml:mn>0.5</mml:mn>
    </mml:mrow>
  </mml:mfenced>
  <mml:mo>∙</mml:mo>
  <mml:mn>2</mml:mn>
  <mml:mo>=</mml:mo>
  <mml:mn>3</mml:mn>
  <mml:mo>+</mml:mo>
  <mml:mn>1</mml:mn>
  <mml:mo>∙</mml:mo>
  <mml:mn>2</mml:mn>
  <mml:mo>=</mml:mo>
  <mml:mn>5</mml:mn>
</mml:math>
</file>

<file path=Object 26/content.xml><?xml version="1.0" encoding="utf-8"?>
<mml:math xmlns:mml="http://www.w3.org/1998/Math/MathML" xmlns:m="http://schemas.openxmlformats.org/officeDocument/2006/math">
  <mml:msubsup>
    <mml:mrow>
      <mml:mi>R</mml:mi>
    </mml:mrow>
    <mml:mrow>
      <mml:mn>1</mml:mn>
    </mml:mrow>
    <mml:mrow>
      <mml:mn>3</mml:mn>
    </mml:mrow>
  </mml:msubsup>
  <mml:mo>=</mml:mo>
  <mml:msub>
    <mml:mrow>
      <mml:mi>C</mml:mi>
    </mml:mrow>
    <mml:mrow>
      <mml:mn>1</mml:mn>
    </mml:mrow>
  </mml:msub>
  <mml:mo>+</mml:mo>
  <mml:mi> </mml:mi>
  <mml:mfenced open="⌈" close="⌉" separators="|">
    <mml:mrow>
      <mml:mfrac>
        <mml:mrow>
          <mml:msubsup>
            <mml:mrow>
              <mml:mi>R</mml:mi>
            </mml:mrow>
            <mml:mrow>
              <mml:mn>1</mml:mn>
            </mml:mrow>
            <mml:mrow>
              <mml:mn>2</mml:mn>
            </mml:mrow>
          </mml:msubsup>
        </mml:mrow>
        <mml:mrow>
          <mml:msub>
            <mml:mrow>
              <mml:mi>T</mml:mi>
            </mml:mrow>
            <mml:mrow>
              <mml:mn>2</mml:mn>
            </mml:mrow>
          </mml:msub>
        </mml:mrow>
      </mml:mfrac>
    </mml:mrow>
  </mml:mfenced>
  <mml:mo>∙</mml:mo>
  <mml:msub>
    <mml:mrow>
      <mml:mi>C</mml:mi>
    </mml:mrow>
    <mml:mrow>
      <mml:mn>2</mml:mn>
    </mml:mrow>
  </mml:msub>
  <mml:mo>=</mml:mo>
  <mml:mn>3</mml:mn>
  <mml:mo>+</mml:mo>
  <mml:mi> </mml:mi>
  <mml:mfenced open="⌈" close="⌉" separators="|">
    <mml:mrow>
      <mml:mfrac>
        <mml:mrow>
          <mml:mn>5</mml:mn>
        </mml:mrow>
        <mml:mrow>
          <mml:mn>6</mml:mn>
        </mml:mrow>
      </mml:mfrac>
    </mml:mrow>
  </mml:mfenced>
  <mml:mo>∙</mml:mo>
  <mml:mn>2</mml:mn>
  <mml:mo>=</mml:mo>
  <mml:mn>3</mml:mn>
  <mml:mo>+</mml:mo>
  <mml:mi> </mml:mi>
  <mml:mfenced open="⌈" close="⌉" separators="|">
    <mml:mrow>
      <mml:mn>0.833</mml:mn>
    </mml:mrow>
  </mml:mfenced>
  <mml:mo>∙</mml:mo>
  <mml:mn>2</mml:mn>
  <mml:mo>=</mml:mo>
  <mml:mn>3</mml:mn>
  <mml:mo>+</mml:mo>
  <mml:mn>1</mml:mn>
  <mml:mo>∙</mml:mo>
  <mml:mn>2</mml:mn>
  <mml:mo>=</mml:mo>
  <mml:mn>5</mml:mn>
</mml:math>
</file>

<file path=Object 27/content.xml><?xml version="1.0" encoding="utf-8"?>
<mml:math xmlns:mml="http://www.w3.org/1998/Math/MathML" xmlns:m="http://schemas.openxmlformats.org/officeDocument/2006/math">
  <mml:msub>
    <mml:mrow>
      <mml:mi>R</mml:mi>
    </mml:mrow>
    <mml:mrow>
      <mml:mn>1</mml:mn>
    </mml:mrow>
  </mml:msub>
  <mml:mo>≤</mml:mo>
  <mml:msub>
    <mml:mrow>
      <mml:mi>D</mml:mi>
    </mml:mrow>
    <mml:mrow>
      <mml:mn>1</mml:mn>
    </mml:mrow>
  </mml:msub>
</mml:math>
</file>

<file path=Object 28/content.xml><?xml version="1.0" encoding="utf-8"?>
<mml:math xmlns:mml="http://www.w3.org/1998/Math/MathML" xmlns:m="http://schemas.openxmlformats.org/officeDocument/2006/math">
  <mml:msub>
    <mml:mrow>
      <mml:mi>D</mml:mi>
    </mml:mrow>
    <mml:mrow>
      <mml:mn>1</mml:mn>
    </mml:mrow>
  </mml:msub>
  <mml:mo>=</mml:mo>
  <mml:mn>6</mml:mn>
  <mml:mo>)</mml:mo>
</mml:math>
</file>

<file path=Object 29/content.xml><?xml version="1.0" encoding="utf-8"?>
<mml:math xmlns:mml="http://www.w3.org/1998/Math/MathML" xmlns:m="http://schemas.openxmlformats.org/officeDocument/2006/math">
  <mml:msub>
    <mml:mrow>
      <mml:mi>P</mml:mi>
    </mml:mrow>
    <mml:mrow>
      <mml:mn>2</mml:mn>
    </mml:mrow>
  </mml:msub>
  <mml:mo>:</mml:mo>
</mml:math>
</file>

<file path=Object 3/content.xml><?xml version="1.0" encoding="utf-8"?>
<mml:math xmlns:mml="http://www.w3.org/1998/Math/MathML" xmlns:m="http://schemas.openxmlformats.org/officeDocument/2006/math">
  <mml:msub>
    <mml:mrow>
      <mml:mi mathvariant="normal">P</mml:mi>
    </mml:mrow>
    <mml:mrow>
      <mml:mn>3</mml:mn>
    </mml:mrow>
  </mml:msub>
  <mml:mo>=</mml:mo>
  <mml:mfenced separators="|">
    <mml:mrow>
      <mml:mn>4,24,24</mml:mn>
    </mml:mrow>
  </mml:mfenced>
</mml:math>
</file>

<file path=Object 30/content.xml><?xml version="1.0" encoding="utf-8"?>
<mml:math xmlns:mml="http://www.w3.org/1998/Math/MathML" xmlns:m="http://schemas.openxmlformats.org/officeDocument/2006/math">
  <mml:msub>
    <mml:mrow>
      <mml:mi>P</mml:mi>
    </mml:mrow>
    <mml:mrow>
      <mml:mn>2</mml:mn>
    </mml:mrow>
  </mml:msub>
  <mml:mo>)</mml:mo>
</mml:math>
</file>

<file path=Object 31/content.xml><?xml version="1.0" encoding="utf-8"?>
<mml:math xmlns:mml="http://www.w3.org/1998/Math/MathML" xmlns:m="http://schemas.openxmlformats.org/officeDocument/2006/math">
  <mml:msubsup>
    <mml:mrow>
      <mml:mi>R</mml:mi>
    </mml:mrow>
    <mml:mrow>
      <mml:mn>2</mml:mn>
    </mml:mrow>
    <mml:mrow>
      <mml:mn>0</mml:mn>
    </mml:mrow>
  </mml:msubsup>
  <mml:mo>=</mml:mo>
  <mml:mn>0</mml:mn>
</mml:math>
</file>

<file path=Object 32/content.xml><?xml version="1.0" encoding="utf-8"?>
<mml:math xmlns:mml="http://www.w3.org/1998/Math/MathML" xmlns:m="http://schemas.openxmlformats.org/officeDocument/2006/math">
  <mml:msubsup>
    <mml:mrow>
      <mml:mi>R</mml:mi>
    </mml:mrow>
    <mml:mrow>
      <mml:mn>2</mml:mn>
    </mml:mrow>
    <mml:mrow>
      <mml:mn>1</mml:mn>
    </mml:mrow>
  </mml:msubsup>
  <mml:mo>=</mml:mo>
  <mml:msub>
    <mml:mrow>
      <mml:mi>C</mml:mi>
    </mml:mrow>
    <mml:mrow>
      <mml:mn>2</mml:mn>
    </mml:mrow>
  </mml:msub>
  <mml:mo>=</mml:mo>
  <mml:mn>2</mml:mn>
</mml:math>
</file>

<file path=Object 33/content.xml><?xml version="1.0" encoding="utf-8"?>
<mml:math xmlns:mml="http://www.w3.org/1998/Math/MathML" xmlns:m="http://schemas.openxmlformats.org/officeDocument/2006/math">
  <mml:msubsup>
    <mml:mrow>
      <mml:mi>R</mml:mi>
    </mml:mrow>
    <mml:mrow>
      <mml:mn>2</mml:mn>
    </mml:mrow>
    <mml:mrow>
      <mml:mn>2</mml:mn>
    </mml:mrow>
  </mml:msubsup>
  <mml:mo>=</mml:mo>
  <mml:msub>
    <mml:mrow>
      <mml:mi>C</mml:mi>
    </mml:mrow>
    <mml:mrow>
      <mml:mn>2</mml:mn>
    </mml:mrow>
  </mml:msub>
  <mml:mo>=</mml:mo>
  <mml:mn>2</mml:mn>
</mml:math>
</file>

<file path=Object 34/content.xml><?xml version="1.0" encoding="utf-8"?>
<mml:math xmlns:mml="http://www.w3.org/1998/Math/MathML" xmlns:m="http://schemas.openxmlformats.org/officeDocument/2006/math">
  <mml:msub>
    <mml:mrow>
      <mml:mi>R</mml:mi>
    </mml:mrow>
    <mml:mrow>
      <mml:mn>2</mml:mn>
    </mml:mrow>
  </mml:msub>
  <mml:mo>≤</mml:mo>
  <mml:msub>
    <mml:mrow>
      <mml:mi>D</mml:mi>
    </mml:mrow>
    <mml:mrow>
      <mml:mn>2</mml:mn>
    </mml:mrow>
  </mml:msub>
</mml:math>
</file>

<file path=Object 35/content.xml><?xml version="1.0" encoding="utf-8"?>
<mml:math xmlns:mml="http://www.w3.org/1998/Math/MathML" xmlns:m="http://schemas.openxmlformats.org/officeDocument/2006/math">
  <mml:msub>
    <mml:mrow>
      <mml:mi>D</mml:mi>
    </mml:mrow>
    <mml:mrow>
      <mml:mn>2</mml:mn>
    </mml:mrow>
  </mml:msub>
  <mml:mo>=</mml:mo>
  <mml:mn>9</mml:mn>
  <mml:mo>)</mml:mo>
</mml:math>
</file>

<file path=Object 4/content.xml><?xml version="1.0" encoding="utf-8"?>
<mml:math xmlns:mml="http://www.w3.org/1998/Math/MathML" xmlns:m="http://schemas.openxmlformats.org/officeDocument/2006/math">
  <mml:msub>
    <mml:mrow>
      <mml:mi>π</mml:mi>
    </mml:mrow>
    <mml:mrow>
      <mml:msub>
        <mml:mrow>
          <mml:mi>P</mml:mi>
        </mml:mrow>
        <mml:mrow>
          <mml:mn>1</mml:mn>
        </mml:mrow>
      </mml:msub>
    </mml:mrow>
  </mml:msub>
  <mml:mo>=</mml:mo>
  <mml:mfrac>
    <mml:mrow>
      <mml:mn>1</mml:mn>
    </mml:mrow>
    <mml:mrow>
      <mml:msub>
        <mml:mrow>
          <mml:mi>T</mml:mi>
        </mml:mrow>
        <mml:mrow>
          <mml:mn>1</mml:mn>
        </mml:mrow>
      </mml:msub>
    </mml:mrow>
  </mml:mfrac>
  <mml:mo>=</mml:mo>
  <mml:mfrac>
    <mml:mrow>
      <mml:mn>1</mml:mn>
    </mml:mrow>
    <mml:mrow>
      <mml:mn>6</mml:mn>
    </mml:mrow>
  </mml:mfrac>
  <mml:mo>=</mml:mo>
  <mml:mn>0.11</mml:mn>
</mml:math>
</file>

<file path=Object 5/content.xml><?xml version="1.0" encoding="utf-8"?>
<mml:math xmlns:mml="http://www.w3.org/1998/Math/MathML" xmlns:m="http://schemas.openxmlformats.org/officeDocument/2006/math">
  <mml:msub>
    <mml:mrow>
      <mml:mi>π</mml:mi>
    </mml:mrow>
    <mml:mrow>
      <mml:msub>
        <mml:mrow>
          <mml:mi>P</mml:mi>
        </mml:mrow>
        <mml:mrow>
          <mml:mn>2</mml:mn>
        </mml:mrow>
      </mml:msub>
    </mml:mrow>
  </mml:msub>
  <mml:mo>=</mml:mo>
  <mml:mfrac>
    <mml:mrow>
      <mml:mn>1</mml:mn>
    </mml:mrow>
    <mml:mrow>
      <mml:msub>
        <mml:mrow>
          <mml:mi>T</mml:mi>
        </mml:mrow>
        <mml:mrow>
          <mml:mn>2</mml:mn>
        </mml:mrow>
      </mml:msub>
    </mml:mrow>
  </mml:mfrac>
  <mml:mo>=</mml:mo>
  <mml:mfrac>
    <mml:mrow>
      <mml:mn>1</mml:mn>
    </mml:mrow>
    <mml:mrow>
      <mml:mn>4</mml:mn>
    </mml:mrow>
  </mml:mfrac>
  <mml:mo>=</mml:mo>
  <mml:mn>0.167</mml:mn>
</mml:math>
</file>

<file path=Object 6/content.xml><?xml version="1.0" encoding="utf-8"?>
<mml:math xmlns:mml="http://www.w3.org/1998/Math/MathML" xmlns:m="http://schemas.openxmlformats.org/officeDocument/2006/math">
  <mml:msub>
    <mml:mrow>
      <mml:mi>π</mml:mi>
    </mml:mrow>
    <mml:mrow>
      <mml:msub>
        <mml:mrow>
          <mml:mi>P</mml:mi>
        </mml:mrow>
        <mml:mrow>
          <mml:mn>3</mml:mn>
        </mml:mrow>
      </mml:msub>
    </mml:mrow>
  </mml:msub>
  <mml:mo>=</mml:mo>
  <mml:mfrac>
    <mml:mrow>
      <mml:mn>1</mml:mn>
    </mml:mrow>
    <mml:mrow>
      <mml:msub>
        <mml:mrow>
          <mml:mi>T</mml:mi>
        </mml:mrow>
        <mml:mrow>
          <mml:mn>3</mml:mn>
        </mml:mrow>
      </mml:msub>
    </mml:mrow>
  </mml:mfrac>
  <mml:mo>=</mml:mo>
  <mml:mfrac>
    <mml:mrow>
      <mml:mn>1</mml:mn>
    </mml:mrow>
    <mml:mrow>
      <mml:mn>18</mml:mn>
    </mml:mrow>
  </mml:mfrac>
  <mml:mo>=</mml:mo>
  <mml:mn>0.0</mml:mn>
  <mml:mn>4167</mml:mn>
</mml:math>
</file>

<file path=Object 7/content.xml><?xml version="1.0" encoding="utf-8"?>
<mml:math xmlns:mml="http://www.w3.org/1998/Math/MathML" xmlns:m="http://schemas.openxmlformats.org/officeDocument/2006/math">
  <mml:msub>
    <mml:mrow>
      <mml:mi>π</mml:mi>
    </mml:mrow>
    <mml:mrow>
      <mml:msub>
        <mml:mrow>
          <mml:mi>P</mml:mi>
        </mml:mrow>
        <mml:mrow>
          <mml:mn>2</mml:mn>
        </mml:mrow>
      </mml:msub>
    </mml:mrow>
  </mml:msub>
  <mml:mo>&gt;</mml:mo>
  <mml:msub>
    <mml:mrow>
      <mml:mi>π</mml:mi>
    </mml:mrow>
    <mml:mrow>
      <mml:msub>
        <mml:mrow>
          <mml:mi>P</mml:mi>
        </mml:mrow>
        <mml:mrow>
          <mml:mn>1</mml:mn>
        </mml:mrow>
      </mml:msub>
    </mml:mrow>
  </mml:msub>
  <mml:mo>&gt;</mml:mo>
  <mml:msub>
    <mml:mrow>
      <mml:mi>π</mml:mi>
    </mml:mrow>
    <mml:mrow>
      <mml:msub>
        <mml:mrow>
          <mml:mi>P</mml:mi>
        </mml:mrow>
        <mml:mrow>
          <mml:mn>3</mml:mn>
        </mml:mrow>
      </mml:msub>
    </mml:mrow>
  </mml:msub>
  <mml:mo>.</mml:mo>
</mml:math>
</file>

<file path=Object 8/content.xml><?xml version="1.0" encoding="utf-8"?>
<mml:math xmlns:mml="http://www.w3.org/1998/Math/MathML" xmlns:m="http://schemas.openxmlformats.org/officeDocument/2006/math">
  <mml:msub>
    <mml:mrow>
      <mml:mi>P</mml:mi>
    </mml:mrow>
    <mml:mrow>
      <mml:mn>3</mml:mn>
    </mml:mrow>
  </mml:msub>
  <mml:mo>:</mml:mo>
</mml:math>
</file>

<file path=Object 9/content.xml><?xml version="1.0" encoding="utf-8"?>
<mml:math xmlns:mml="http://www.w3.org/1998/Math/MathML" xmlns:m="http://schemas.openxmlformats.org/officeDocument/2006/math">
  <mml:msub>
    <mml:mrow>
      <mml:mi>P</mml:mi>
    </mml:mrow>
    <mml:mrow>
      <mml:mn>3</mml:mn>
    </mml:mrow>
  </mml:msub>
  <mml:mo>)</mml:mo>
</mml:math>
</file>